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739cm"/>
    </style:style>
    <style:style style:name="gr3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6.8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2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7" style:family="graphic" style:parent-style-name="standard">
      <style:graphic-properties draw:opacity="100%" draw:opacity-name="Transparency_20_1" draw:textarea-horizontal-align="justify" draw:textarea-vertical-align="middle" draw:auto-grow-height="false" fo:min-height="1.528cm" fo:min-width="5.977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textarea-horizontal-align="justify" draw:textarea-vertical-align="middle" draw:auto-grow-height="false" fo:min-height="1.778cm" fo:min-width="6.74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14" style:family="graphic" style:parent-style-name="standard">
      <style:graphic-properties draw:opacity="100%" draw:opacity-name="Transparency_20_2" draw:textarea-horizontal-align="justify" draw:textarea-vertical-align="middle" draw:auto-grow-height="false" fo:min-height="1.184cm" fo:min-width="5.343cm"/>
    </style:style>
    <style:style style:name="gr15" style:family="graphic" style:parent-style-name="standard">
      <style:graphic-properties draw:textarea-horizontal-align="justify" draw:textarea-vertical-align="middle" draw:auto-grow-height="false" fo:min-height="2.574cm" fo:min-width="5.0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7" style:family="graphic" style:parent-style-name="standard">
      <style:graphic-properties draw:textarea-horizontal-align="justify" draw:textarea-vertical-align="middle" draw:auto-grow-height="false" fo:min-height="2.798cm" fo:min-width="5.978cm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gr19" style:family="graphic" style:parent-style-name="standard">
      <style:graphic-properties draw:textarea-horizontal-align="justify" draw:textarea-vertical-align="middle" draw:auto-grow-height="false" fo:min-height="2.735cm" fo:min-width="4.708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8.517cm"/>
    </style:style>
    <style:style style:name="gr21" style:family="graphic" style:parent-style-name="standard">
      <style:graphic-properties draw:textarea-horizontal-align="justify" draw:textarea-vertical-align="middle" draw:auto-grow-height="false" fo:min-height="2.798cm" fo:min-width="10.16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100%" draw:opacity-name="Transparency_20_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0%" draw:opacity-name="Transparency_20_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29cm" svg:height="1.016cm" svg:x="3.286cm" svg:y="1cm">
          <draw:text-box>
            <text:p>21 GAME ACTIVITY DIAGRAM – START OF GAME</text:p>
          </draw:text-box>
        </draw:frame>
        <draw:custom-shape draw:style-name="gr2" draw:text-style-name="P3" draw:layer="layout" svg:width="7.239cm" svg:height="1.778cm" svg:x="3.159cm" svg:y="2.905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2cm" svg:y="6.207cm">
          <text:p text:style-name="P2">Deal Two Car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6cm" svg:y1="4.81cm" svg:x2="7.096cm" svg:y2="6.08cm">
          <text:p/>
        </draw:line>
        <draw:line draw:style-name="gr4" draw:text-style-name="P4" draw:layer="layout" svg:x1="7.096cm" svg:y1="8.112cm" svg:x2="7.096cm" svg:y2="10.144cm">
          <text:p/>
        </draw:line>
        <draw:custom-shape draw:style-name="gr3" draw:text-style-name="P3" draw:layer="layout" svg:width="7.366cm" svg:height="1.778cm" svg:x="3.159cm" svg:y="10.144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588cm" svg:height="6.096cm" svg:x="13.7cm" svg:y="7.731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79cm" svg:y1="11.033cm" svg:x2="13.827cm" svg:y2="10.779cm">
          <text:p/>
        </draw:line>
        <draw:line draw:style-name="gr4" draw:text-style-name="P4" draw:layer="layout" svg:x1="16.494cm" svg:y1="7.731cm" svg:x2="16.494cm" svg:y2="5.318cm">
          <text:p/>
        </draw:line>
        <draw:frame draw:style-name="gr6" draw:text-style-name="P1" draw:layer="layout" svg:width="1.535cm" svg:height="0.962cm" svg:x="16.875cm" svg:y="6.588cm">
          <draw:text-box>
            <text:p>Yes</text:p>
          </draw:text-box>
        </draw:frame>
        <draw:custom-shape draw:style-name="gr7" draw:text-style-name="P3" draw:layer="layout" svg:width="6.477cm" svg:height="1.778cm" svg:x="13.573cm" svg:y="3.794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39cm" svg:height="1.778cm" svg:x="3.159cm" svg:y="2.906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2cm" svg:y="6.208cm">
          <text:p text:style-name="P2">Deal Two Car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6cm" svg:y1="4.811cm" svg:x2="7.096cm" svg:y2="6.081cm">
          <text:p/>
        </draw:line>
        <draw:line draw:style-name="gr4" draw:text-style-name="P4" draw:layer="layout" svg:x1="7.096cm" svg:y1="8.113cm" svg:x2="7.096cm" svg:y2="10.145cm">
          <text:p/>
        </draw:line>
        <draw:custom-shape draw:style-name="gr3" draw:text-style-name="P3" draw:layer="layout" svg:width="7.366cm" svg:height="1.778cm" svg:x="3.159cm" svg:y="10.145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588cm" svg:height="6.096cm" svg:x="13.7cm" svg:y="7.732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79cm" svg:y1="11.034cm" svg:x2="13.827cm" svg:y2="10.78cm">
          <text:p/>
        </draw:line>
        <draw:line draw:style-name="gr4" draw:text-style-name="P4" draw:layer="layout" svg:x1="16.494cm" svg:y1="7.732cm" svg:x2="16.494cm" svg:y2="5.319cm">
          <text:p/>
        </draw:line>
        <draw:frame draw:style-name="gr6" draw:text-style-name="P1" draw:layer="layout" svg:width="1.535cm" svg:height="0.962cm" svg:x="16.875cm" svg:y="6.589cm">
          <draw:text-box>
            <text:p>Yes</text:p>
          </draw:text-box>
        </draw:frame>
        <draw:custom-shape draw:style-name="gr7" draw:text-style-name="P3" draw:layer="layout" svg:width="6.477cm" svg:height="1.778cm" svg:x="13.573cm" svg:y="3.795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39cm" svg:height="1.778cm" svg:x="3.158cm" svg:y="16.134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1cm" svg:y="19.436cm">
          <text:p text:style-name="P2">Deal Two Car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5cm" svg:y1="18.039cm" svg:x2="7.095cm" svg:y2="19.309cm">
          <text:p/>
        </draw:line>
        <draw:line draw:style-name="gr4" draw:text-style-name="P4" draw:layer="layout" svg:x1="7.095cm" svg:y1="21.341cm" svg:x2="7.095cm" svg:y2="23.373cm">
          <text:p/>
        </draw:line>
        <draw:custom-shape draw:style-name="gr3" draw:text-style-name="P3" draw:layer="layout" svg:width="7.366cm" svg:height="1.778cm" svg:x="3.158cm" svg:y="23.373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588cm" svg:height="6.096cm" svg:x="13.699cm" svg:y="20.96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78cm" svg:y1="24.262cm" svg:x2="13.826cm" svg:y2="24.008cm">
          <text:p/>
        </draw:line>
        <draw:line draw:style-name="gr4" draw:text-style-name="P4" draw:layer="layout" svg:x1="16.493cm" svg:y1="20.96cm" svg:x2="16.493cm" svg:y2="18.547cm">
          <text:p/>
        </draw:line>
        <draw:frame draw:style-name="gr6" draw:text-style-name="P1" draw:layer="layout" svg:width="1.535cm" svg:height="0.962cm" svg:x="16.874cm" svg:y="19.817cm">
          <draw:text-box>
            <text:p>Yes</text:p>
          </draw:text-box>
        </draw:frame>
        <draw:custom-shape draw:style-name="gr7" draw:text-style-name="P3" draw:layer="layout" svg:width="6.477cm" svg:height="1.778cm" svg:x="13.572cm" svg:y="17.023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39cm" svg:height="1.778cm" svg:x="3.158cm" svg:y="16.135cm">
          <text:p text:style-name="P2">Player 1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31cm" svg:y="19.437cm">
          <text:p text:style-name="P2">Deal Two Car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95cm" svg:y1="18.04cm" svg:x2="7.095cm" svg:y2="19.31cm">
          <text:p/>
        </draw:line>
        <draw:line draw:style-name="gr4" draw:text-style-name="P4" draw:layer="layout" svg:x1="7.095cm" svg:y1="21.342cm" svg:x2="7.095cm" svg:y2="23.374cm">
          <text:p/>
        </draw:line>
        <draw:custom-shape draw:style-name="gr3" draw:text-style-name="P3" draw:layer="layout" svg:width="7.366cm" svg:height="1.778cm" svg:x="3.158cm" svg:y="23.374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588cm" svg:height="6.096cm" svg:x="13.699cm" svg:y="20.961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78cm" svg:y1="24.263cm" svg:x2="13.826cm" svg:y2="24.009cm">
          <text:p/>
        </draw:line>
        <draw:line draw:style-name="gr4" draw:text-style-name="P4" draw:layer="layout" svg:x1="16.493cm" svg:y1="20.961cm" svg:x2="16.493cm" svg:y2="18.548cm">
          <text:p/>
        </draw:line>
        <draw:frame draw:style-name="gr6" draw:text-style-name="P1" draw:layer="layout" svg:width="1.535cm" svg:height="0.962cm" svg:x="16.874cm" svg:y="19.818cm">
          <draw:text-box>
            <text:p>Yes</text:p>
          </draw:text-box>
        </draw:frame>
        <draw:custom-shape draw:style-name="gr7" draw:text-style-name="P3" draw:layer="layout" svg:width="6.477cm" svg:height="1.778cm" svg:x="13.572cm" svg:y="17.024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94cm" svg:y1="13.827cm" svg:x2="6.715cm" svg:y2="15.986cm">
          <text:p/>
        </draw:line>
        <draw:frame draw:style-name="gr8" draw:text-style-name="P1" draw:layer="layout" svg:width="2.286cm" svg:height="1.397cm" svg:x="10.271cm" svg:y="14.208cm">
          <draw:text-box>
            <text:p>NO</text:p>
          </draw:text-box>
        </draw:frame>
        <draw:custom-shape draw:style-name="gr9" draw:text-style-name="P2" draw:layer="layout" svg:width="7.239cm" svg:height="2.554cm" svg:x="3.286cm" svg:y="26.146cm">
          <text:p text:style-name="P2">Continue Gam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4" draw:text-style-name="P4" draw:layer="layout" svg:x1="16.494cm" svg:y1="27.162cm" svg:x2="10.398cm" svg:y2="27.289cm">
          <text:p/>
        </draw:line>
        <draw:frame draw:style-name="gr10" draw:text-style-name="P1" draw:layer="layout" svg:width="2.286cm" svg:height="1.673cm" svg:x="11.668cm" svg:y="25.765cm">
          <draw:text-box>
            <text:p>NO</text:p>
          </draw:text-box>
        </draw:frame>
      </draw:page>
      <draw:page draw:name="page2" draw:style-name="dp1" draw:master-page-name="Default">
        <draw:frame draw:style-name="gr11" draw:text-style-name="P1" draw:layer="layout" svg:width="14.859cm" svg:height="1.524cm" svg:x="3.06cm" svg:y="1.637cm">
          <draw:text-box>
            <text:p>21 GAME ACTIVITY DIAGRAM – PLAYER 1</text:p>
          </draw:text-box>
        </draw:frame>
        <draw:custom-shape draw:style-name="gr2" draw:text-style-name="P3" draw:layer="layout" svg:width="7.239cm" svg:height="1.778cm" svg:x="3.148cm" svg:y="2.907cm">
          <text:p text:style-name="P2">Player 1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21cm" svg:y="6.209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5cm" svg:y1="4.812cm" svg:x2="7.085cm" svg:y2="6.082cm">
          <text:p/>
        </draw:line>
        <draw:custom-shape draw:style-name="gr5" draw:text-style-name="P2" draw:layer="layout" svg:width="5.588cm" svg:height="6.096cm" svg:x="4.291cm" svg:y="13.321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85cm" svg:y1="8.114cm" svg:x2="7.085cm" svg:y2="10.146cm">
          <text:p/>
        </draw:line>
        <draw:custom-shape draw:style-name="gr3" draw:text-style-name="P3" draw:layer="layout" svg:width="7.366cm" svg:height="1.778cm" svg:x="3.148cm" svg:y="10.146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0.006cm" svg:y1="16.369cm" svg:x2="13.308cm" svg:y2="16.369cm">
          <text:p/>
        </draw:line>
        <draw:custom-shape draw:style-name="gr7" draw:text-style-name="P3" draw:layer="layout" svg:width="6.477cm" svg:height="1.778cm" svg:x="13.181cm" svg:y="15.607cm">
          <text:p text:style-name="P2">Bust – 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83cm" svg:y1="17.385cm" svg:x2="16.483cm" svg:y2="19.544cm">
          <text:p/>
        </draw:line>
        <draw:custom-shape draw:style-name="gr5" draw:text-style-name="P2" draw:layer="layout" svg:width="5.588cm" svg:height="6.096cm" svg:x="4.291cm" svg:y="20.306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" draw:text-style-name="P4" draw:layer="layout" svg:x1="7.085cm" svg:y1="19.417cm" svg:x2="7.085cm" svg:y2="20.433cm">
          <text:p text:style-name="P2">No</text:p>
        </draw:line>
        <draw:frame draw:style-name="gr6" draw:text-style-name="P1" draw:layer="layout" svg:width="1.535cm" svg:height="0.962cm" svg:x="10.895cm" svg:y="15.861cm">
          <draw:text-box>
            <text:p>Yes</text:p>
          </draw:text-box>
        </draw:frame>
        <draw:line draw:style-name="gr4" draw:text-style-name="P4" draw:layer="layout" svg:x1="4.164cm" svg:y1="23.354cm" svg:x2="1.751cm" svg:y2="23.354cm">
          <text:p/>
        </draw:line>
        <draw:line draw:style-name="gr4" draw:text-style-name="P4" draw:layer="layout" svg:x1="1.878cm" svg:y1="23.227cm" svg:x2="1.878cm" svg:y2="6.844cm">
          <text:p/>
        </draw:line>
        <draw:frame draw:style-name="gr13" draw:text-style-name="P1" draw:layer="layout" svg:width="1.946cm" svg:height="0.962cm" svg:x="2.259cm" svg:y="23.862cm">
          <draw:text-box>
            <text:p>Twist</text:p>
          </draw:text-box>
        </draw:frame>
        <draw:line draw:style-name="gr4" draw:text-style-name="P4" draw:layer="layout" svg:x1="1.878cm" svg:y1="6.844cm" svg:x2="3.148cm" svg:y2="6.844cm">
          <text:p/>
        </draw:line>
        <draw:custom-shape draw:style-name="gr14" draw:text-style-name="P5" draw:layer="layout" svg:width="6.477cm" svg:height="2.032cm" svg:x="13.435cm" svg:y="19.544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2" draw:layer="layout" svg:width="5.588cm" svg:height="3.556cm" svg:x="13.181cm" svg:y="24.37cm">
          <text:p text:style-name="P2">Dealers Tur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2" draw:text-style-name="P4" draw:layer="layout" svg:x1="10.006cm" svg:y1="23.481cm" svg:x2="13.308cm" svg:y2="25.767cm">
          <text:p text:style-name="P2">Stick</text:p>
        </draw:line>
        <draw:custom-shape draw:style-name="gr5" draw:text-style-name="P2" draw:layer="layout" svg:width="5.588cm" svg:height="6.096cm" svg:x="13.689cm" svg:y="7.733cm">
          <text:p text:style-name="P2">Is Hand Total =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0.768cm" svg:y1="11.035cm" svg:x2="13.816cm" svg:y2="10.781cm">
          <text:p/>
        </draw:line>
        <draw:line draw:style-name="gr4" draw:text-style-name="P4" draw:layer="layout" svg:x1="16.483cm" svg:y1="7.733cm" svg:x2="16.483cm" svg:y2="5.32cm">
          <text:p/>
        </draw:line>
        <draw:frame draw:style-name="gr6" draw:text-style-name="P1" draw:layer="layout" svg:width="1.535cm" svg:height="0.962cm" svg:x="16.864cm" svg:y="6.59cm">
          <draw:text-box>
            <text:p>Yes</text:p>
          </draw:text-box>
        </draw:frame>
        <draw:custom-shape draw:style-name="gr7" draw:text-style-name="P3" draw:layer="layout" svg:width="6.477cm" svg:height="1.778cm" svg:x="13.181cm" svg:y="15.608cm">
          <text:p text:style-name="P2">Bust – 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6.477cm" svg:height="1.778cm" svg:x="13.562cm" svg:y="3.796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483cm" svg:y1="13.829cm" svg:x2="6.958cm" svg:y2="13.321cm">
          <text:p/>
        </draw:line>
        <draw:frame draw:style-name="gr16" draw:text-style-name="P1" draw:layer="layout" svg:width="1.311cm" svg:height="0.962cm" svg:x="11.784cm" svg:y="12.94cm">
          <draw:text-box>
            <text:p>No</text:p>
          </draw:text-box>
        </draw:frame>
      </draw:page>
      <draw:page draw:name="page3" draw:style-name="dp1" draw:master-page-name="Default">
        <draw:frame draw:style-name="gr11" draw:text-style-name="P1" draw:layer="layout" svg:width="14.859cm" svg:height="1.524cm" svg:x="3.061cm" svg:y="1.637cm">
          <draw:text-box>
            <text:p>21 GAME ACTIVITY DIAGRAM – Dealer</text:p>
          </draw:text-box>
        </draw:frame>
        <draw:custom-shape draw:style-name="gr2" draw:text-style-name="P3" draw:layer="layout" svg:width="7.239cm" svg:height="1.778cm" svg:x="3.149cm" svg:y="2.907cm">
          <text:p text:style-name="P2">Dealer Star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366cm" svg:height="1.778cm" svg:x="3.022cm" svg:y="6.209cm">
          <text:p text:style-name="P2">Deal a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4.812cm" svg:x2="7.086cm" svg:y2="6.082cm">
          <text:p/>
        </draw:line>
        <draw:custom-shape draw:style-name="gr5" draw:text-style-name="P2" draw:layer="layout" svg:width="5.588cm" svg:height="6.096cm" svg:x="4.292cm" svg:y="13.321cm">
          <text:p text:style-name="P2">Is Hand Total &gt; 2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7.086cm" svg:y1="8.114cm" svg:x2="7.086cm" svg:y2="10.146cm">
          <text:p/>
        </draw:line>
        <draw:custom-shape draw:style-name="gr3" draw:text-style-name="P3" draw:layer="layout" svg:width="7.366cm" svg:height="1.778cm" svg:x="3.149cm" svg:y="10.146cm">
          <text:p text:style-name="P2">Get Hand Total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086cm" svg:y1="12.051cm" svg:x2="7.086cm" svg:y2="13.321cm">
          <text:p/>
        </draw:line>
        <draw:line draw:style-name="gr4" draw:text-style-name="P4" draw:layer="layout" svg:x1="10.007cm" svg:y1="16.369cm" svg:x2="13.309cm" svg:y2="16.369cm">
          <text:p/>
        </draw:line>
        <draw:custom-shape draw:style-name="gr7" draw:text-style-name="P3" draw:layer="layout" svg:width="6.477cm" svg:height="1.778cm" svg:x="13.182cm" svg:y="15.607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6.24cm" svg:y1="26.273cm" svg:x2="12.684cm" svg:y2="27.797cm">
          <text:p/>
        </draw:line>
        <draw:custom-shape draw:style-name="gr5" draw:text-style-name="P2" draw:layer="layout" svg:width="5.588cm" svg:height="6.096cm" svg:x="4.292cm" svg:y="20.306cm">
          <text:p text:style-name="P2">Stick or Tw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2" draw:text-style-name="P4" draw:layer="layout" svg:x1="7.086cm" svg:y1="19.417cm" svg:x2="7.086cm" svg:y2="20.433cm">
          <text:p text:style-name="P2">No</text:p>
        </draw:line>
        <draw:frame draw:style-name="gr6" draw:text-style-name="P1" draw:layer="layout" svg:width="1.535cm" svg:height="0.962cm" svg:x="10.896cm" svg:y="15.861cm">
          <draw:text-box>
            <text:p>Yes</text:p>
          </draw:text-box>
        </draw:frame>
        <draw:line draw:style-name="gr4" draw:text-style-name="P4" draw:layer="layout" svg:x1="4.165cm" svg:y1="23.354cm" svg:x2="1.752cm" svg:y2="23.354cm">
          <text:p/>
        </draw:line>
        <draw:line draw:style-name="gr4" draw:text-style-name="P4" draw:layer="layout" svg:x1="1.879cm" svg:y1="23.227cm" svg:x2="1.879cm" svg:y2="6.844cm">
          <text:p/>
        </draw:line>
        <draw:frame draw:style-name="gr13" draw:text-style-name="P1" draw:layer="layout" svg:width="1.946cm" svg:height="0.962cm" svg:x="2.26cm" svg:y="23.862cm">
          <draw:text-box>
            <text:p>Twist</text:p>
          </draw:text-box>
        </draw:frame>
        <draw:line draw:style-name="gr4" draw:text-style-name="P4" draw:layer="layout" svg:x1="1.879cm" svg:y1="6.844cm" svg:x2="3.149cm" svg:y2="6.844cm">
          <text:p/>
        </draw:line>
        <draw:custom-shape draw:style-name="gr14" draw:text-style-name="P5" draw:layer="layout" svg:width="6.477cm" svg:height="2.032cm" svg:x="13.436cm" svg:y="19.544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2" draw:text-style-name="P4" draw:layer="layout" svg:x1="9.763cm" svg:y1="23.225cm" svg:x2="13.065cm" svg:y2="25.511cm">
          <text:p text:style-name="P2">Stick</text:p>
        </draw:line>
        <draw:custom-shape draw:style-name="gr7" draw:text-style-name="P3" draw:layer="layout" svg:width="6.477cm" svg:height="1.778cm" svg:x="13.065cm" svg:y="24.495cm">
          <text:p text:style-name="P2">Compare Scor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5" draw:layer="layout" svg:width="6.477cm" svg:height="2.032cm" svg:x="6.207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4" draw:text-style-name="P4" draw:layer="layout" svg:x1="16.875cm" svg:y1="17.383cm" svg:x2="16.875cm" svg:y2="19.542cm">
          <text:p/>
        </draw:line>
      </draw:page>
      <draw:page draw:name="page4" draw:style-name="dp1" draw:master-page-name="Default">
        <draw:frame draw:style-name="gr11" draw:text-style-name="P1" draw:layer="layout" svg:width="14.859cm" svg:height="1.524cm" svg:x="3.061cm" svg:y="1.637cm">
          <draw:text-box>
            <text:p>21 GAME ACTIVITY DIAGRAM – DETAIL</text:p>
          </draw:text-box>
        </draw:frame>
        <draw:custom-shape draw:style-name="gr5" draw:text-style-name="P2" draw:layer="layout" svg:width="5.588cm" svg:height="6.096cm" svg:x="3.159cm" svg:y="4.937cm">
          <text:p text:style-name="P2">Is Player 1 Bu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6.477cm" svg:height="1.778cm" svg:x="11.541cm" svg:y="7.096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layer="layout" svg:width="12.954cm" svg:height="6.096cm" svg:x="1.127cm" svg:y="12.938cm">
          <text:p text:style-name="P2">Dealer Total =&gt; Player Tota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5" draw:layer="layout" svg:width="6.477cm" svg:height="2.032cm" svg:x="4.048cm" svg:y="26.52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" draw:text-style-name="P1" draw:layer="layout" svg:width="12.446cm" svg:height="1.27cm" svg:x="3.159cm" svg:y="2.778cm">
          <draw:text-box>
            <text:p>SCORE COMPARISONS</text:p>
          </draw:text-box>
        </draw:frame>
        <draw:line draw:style-name="gr4" draw:text-style-name="P4" draw:layer="layout" svg:x1="8.874cm" svg:y1="7.985cm" svg:x2="11.541cm" svg:y2="7.985cm">
          <text:p/>
        </draw:line>
        <draw:frame draw:style-name="gr10" draw:text-style-name="P1" draw:layer="layout" svg:width="2.032cm" svg:height="1.673cm" svg:x="9.001cm" svg:y="7.35cm">
          <draw:text-box>
            <text:p>Yes</text:p>
          </draw:text-box>
        </draw:frame>
        <draw:line draw:style-name="gr12" draw:text-style-name="P4" draw:layer="layout" svg:x1="5.953cm" svg:y1="11.16cm" svg:x2="7.731cm" svg:y2="13.065cm">
          <text:p text:style-name="P2">No</text:p>
        </draw:line>
        <draw:line draw:style-name="gr4" draw:text-style-name="P4" draw:layer="layout" svg:x1="13.954cm" svg:y1="15.859cm" svg:x2="13.954cm" svg:y2="9.001cm">
          <text:p/>
        </draw:line>
        <draw:frame draw:style-name="gr6" draw:text-style-name="P1" draw:layer="layout" svg:width="1.535cm" svg:height="0.962cm" svg:x="14.335cm" svg:y="12.049cm">
          <draw:text-box>
            <text:p>Yes</text:p>
          </draw:text-box>
        </draw:frame>
        <draw:custom-shape draw:style-name="gr7" draw:text-style-name="P3" draw:layer="layout" svg:width="6.477cm" svg:height="1.778cm" svg:x="4.175cm" svg:y="22.082cm">
          <text:p text:style-name="P2">Player 1 Wi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4cm" svg:y1="19.034cm" svg:x2="7.604cm" svg:y2="22.082cm">
          <text:p/>
        </draw:line>
        <draw:line draw:style-name="gr4" draw:text-style-name="P4" draw:layer="layout" svg:x1="7.604cm" svg:y1="23.86cm" svg:x2="7.604cm" svg:y2="26.4cm">
          <text:p/>
        </draw:line>
        <draw:frame draw:style-name="gr16" draw:text-style-name="P1" draw:layer="layout" svg:width="1.311cm" svg:height="0.962cm" svg:x="7.985cm" svg:y="20.685cm">
          <draw:text-box>
            <text:p>No</text:p>
          </draw:text-box>
        </draw:frame>
      </draw:page>
      <draw:page draw:name="page5" draw:style-name="dp1" draw:master-page-name="Default">
        <draw:frame draw:style-name="gr18" draw:text-style-name="P1" draw:layer="layout" svg:width="16.129cm" svg:height="1.27cm" svg:x="2.397cm" svg:y="2.143cm">
          <draw:text-box>
            <text:p>DETAILS – STICK OR TWIST DECSIONS IN DETAIL</text:p>
          </draw:text-box>
        </draw:frame>
        <draw:frame draw:style-name="gr18" draw:text-style-name="P1" draw:layer="layout" svg:width="5.207cm" svg:height="1.27cm" svg:x="2.524cm" svg:y="3.54cm">
          <draw:text-box>
            <text:p>PLAYER 1</text:p>
          </draw:text-box>
        </draw:frame>
        <draw:custom-shape draw:style-name="gr19" draw:text-style-name="P2" draw:layer="layout" svg:width="10.414cm" svg:height="5.969cm" svg:x="2.397cm" svg:y="4.937cm">
          <text:p text:style-name="P2">Is Total =&gt; 17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2.938cm" svg:y1="7.985cm" svg:x2="15.859cm" svg:y2="13.319cm">
          <text:p/>
        </draw:line>
        <draw:line draw:style-name="gr4" draw:text-style-name="P4" draw:layer="layout" svg:x1="7.604cm" svg:y1="10.779cm" svg:x2="7.604cm" svg:y2="15.859cm">
          <text:p/>
        </draw:line>
        <draw:custom-shape draw:style-name="gr20" draw:text-style-name="P2" draw:layer="layout" svg:width="9.017cm" svg:height="2.54cm" svg:x="10.525cm" svg:y="13.319cm">
          <text:p text:style-name="P2">Stick/Stop dealing card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" draw:layer="layout" svg:width="1.535cm" svg:height="0.962cm" svg:x="15.351cm" svg:y="11.414cm">
          <draw:text-box>
            <text:p>Yes</text:p>
          </draw:text-box>
        </draw:frame>
        <draw:frame draw:style-name="gr16" draw:text-style-name="P1" draw:layer="layout" svg:width="1.311cm" svg:height="0.962cm" svg:x="7.604cm" svg:y="13.065cm">
          <draw:text-box>
            <text:p>No</text:p>
          </draw:text-box>
        </draw:frame>
        <draw:custom-shape draw:style-name="gr21" draw:text-style-name="P2" draw:layer="layout" svg:width="10.668cm" svg:height="3.048cm" svg:x="4.683cm" svg:y="18.653cm">
          <text:p text:style-name="P2">Twist/Deal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4cm" svg:y1="15.732cm" svg:x2="7.604cm" svg:y2="18.653cm">
          <text:p/>
        </draw:line>
      </draw:page>
      <draw:page draw:name="page6" draw:style-name="dp1" draw:master-page-name="Default">
        <draw:frame draw:style-name="gr18" draw:text-style-name="P1" draw:layer="layout" svg:width="16.129cm" svg:height="1.27cm" svg:x="2.398cm" svg:y="2.144cm">
          <draw:text-box>
            <text:p>DETAILS – STICK OR TWIST DECSIONS IN DETAIL</text:p>
          </draw:text-box>
        </draw:frame>
        <draw:frame draw:style-name="gr18" draw:text-style-name="P1" draw:layer="layout" svg:width="5.207cm" svg:height="1.27cm" svg:x="2.525cm" svg:y="3.541cm">
          <draw:text-box>
            <text:p>DEALER</text:p>
          </draw:text-box>
        </draw:frame>
        <draw:custom-shape draw:style-name="gr19" draw:text-style-name="P2" draw:layer="layout" svg:width="10.414cm" svg:height="5.969cm" svg:x="2.398cm" svg:y="4.938cm">
          <text:p text:style-name="P2">Is Total =&gt; Player 1 Tota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12.939cm" svg:y1="7.986cm" svg:x2="15.86cm" svg:y2="13.32cm">
          <text:p/>
        </draw:line>
        <draw:line draw:style-name="gr4" draw:text-style-name="P4" draw:layer="layout" svg:x1="7.605cm" svg:y1="10.78cm" svg:x2="7.605cm" svg:y2="15.86cm">
          <text:p/>
        </draw:line>
        <draw:custom-shape draw:style-name="gr20" draw:text-style-name="P2" draw:layer="layout" svg:width="9.017cm" svg:height="2.54cm" svg:x="10.526cm" svg:y="13.32cm">
          <text:p text:style-name="P2">Dealer Win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" draw:layer="layout" svg:width="1.535cm" svg:height="0.962cm" svg:x="15.352cm" svg:y="11.415cm">
          <draw:text-box>
            <text:p>Yes</text:p>
          </draw:text-box>
        </draw:frame>
        <draw:frame draw:style-name="gr16" draw:text-style-name="P1" draw:layer="layout" svg:width="1.311cm" svg:height="0.962cm" svg:x="7.605cm" svg:y="13.066cm">
          <draw:text-box>
            <text:p>No</text:p>
          </draw:text-box>
        </draw:frame>
        <draw:custom-shape draw:style-name="gr21" draw:text-style-name="P2" draw:layer="layout" svg:width="10.668cm" svg:height="3.048cm" svg:x="4.684cm" svg:y="18.654cm">
          <text:p text:style-name="P2">Twist/Deal ca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7.605cm" svg:y1="15.733cm" svg:x2="7.605cm" svg:y2="18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30T18:42:24.859927087</meta:creation-date>
    <dc:date>2022-01-04T10:11:36.923353083</dc:date>
    <meta:editing-duration>PT52M33S</meta:editing-duration>
    <meta:editing-cycles>23</meta:editing-cycles>
    <meta:generator>LibreOffice/6.1.5.2$Linux_ARM_EABI LibreOffice_project/10$Build-2</meta:generator>
    <meta:document-statistic meta:object-count="132"/>
  </office:meta>
</office:document-meta>
</file>